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254" officeooo:paragraph-rsid="00119254"/>
    </style:style>
    <style:style style:name="P2" style:family="paragraph" style:parent-style-name="Standard">
      <style:text-properties officeooo:paragraph-rsid="00119254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19254" officeooo:paragraph-rsid="00119254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19254" officeooo:paragraph-rsid="00119254"/>
    </style:style>
    <style:style style:name="P5" style:family="paragraph" style:parent-style-name="Standard">
      <style:text-properties officeooo:rsid="00131314" officeooo:paragraph-rsid="00119254"/>
    </style:style>
    <style:style style:name="T1" style:family="text">
      <style:text-properties officeooo:rsid="001192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Functions for which PHP BOT is needed:</text:p>
      <text:p text:style-name="P3"/>
      <text:p text:style-name="P1">1. Get a URL: To fetch the URL of the change made according to the Notifications list. </text:p>
      <text:p text:style-name="P2"><text:span text:style-name="T1">2. </text:span>Get <text:span text:style-name="T1">C</text:span>ontents of a <text:span text:style-name="T1">P</text:span>age: <text:span text:style-name="T1">To fetch the Page corresponding to the URL.</text:span></text:p>
      <text:p text:style-name="P1">3. Post Data to a Page (Nicely): To display the contents on the Browser in a proper manner. </text:p>
      <text:p text:style-name="P1">4. Delete a Page: To Delete the Notification entry which has been read by the Admin.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4:36:32.065469738</meta:creation-date>
    <dc:date>2015-06-15T12:43:26.264817251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72" meta:character-count="371" meta:non-whitespace-character-count="302"/>
  </office:meta>
</office:document-meta>
</file>